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margin-left="0in" fo:margin-right="0in" fo:text-align="center" style:justify-single-word="false" fo:text-indent="0in" style:auto-text-indent="false" style:text-autospace="none">
        <style:tab-stops>
          <style:tab-stop style:position="6.5in" style:type="right"/>
        </style:tab-stops>
      </style:paragraph-properties>
      <style:text-properties style:use-window-font-color="true" style:font-name="Liberation Sans" fo:font-size="24pt" fo:font-weight="bold" style:font-name-asian="Helvetica" style:font-size-asian="24pt" style:font-weight-asian="bold" style:font-name-complex="Helvetica" style:font-size-complex="24pt" style:font-weight-complex="bold"/>
    </style:style>
    <style:style style:name="P2" style:family="paragraph" style:parent-style-name="Standard" style:list-style-name="">
      <style:paragraph-properties fo:margin-left="0in" fo:margin-right="0in" fo:text-align="center" style:justify-single-word="false" fo:text-indent="0in" style:auto-text-indent="false" style:text-autospace="none">
        <style:tab-stops>
          <style:tab-stop style:position="6.5in" style:type="right"/>
        </style:tab-stops>
      </style:paragraph-properties>
      <style:text-properties style:use-window-font-color="true" style:font-name="Liberation Sans" fo:font-size="18pt" fo:font-weight="normal" style:font-name-asian="Helvetica" style:font-size-asian="18pt" style:font-weight-asian="normal" style:font-name-complex="Helvetica" style:font-size-complex="18pt" style:font-weight-complex="normal"/>
    </style:style>
    <style:style style:name="P3" style:family="paragraph" style:parent-style-name="Standard" style:list-style-name="">
      <style:paragraph-properties fo:margin-left="0in" fo:margin-right="0in" fo:text-indent="0in" style:auto-text-indent="false" style:text-autospace="none">
        <style:tab-stops>
          <style:tab-stop style:position="6.5in" style:type="right"/>
        </style:tab-stops>
      </style:paragraph-properties>
      <style:text-properties style:use-window-font-color="true" style:font-name="Liberation Sans" fo:font-size="18pt" fo:font-style="italic" fo:font-weight="bold" style:font-name-asian="Helvetica" style:font-size-asian="18pt" style:font-style-asian="italic" style:font-weight-asian="bold" style:font-name-complex="Helvetica" style:font-size-complex="18pt" style:font-style-complex="italic" style:font-weight-complex="bold"/>
    </style:style>
    <style:style style:name="P4"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8pt" fo:font-style="italic" fo:font-weight="bold" style:font-name-asian="Helvetica" style:font-size-asian="18pt" style:font-style-asian="italic" style:font-weight-asian="bold" style:font-name-complex="Helvetica" style:font-size-complex="18pt" style:font-style-complex="italic" style:font-weight-complex="bold"/>
    </style:style>
    <style:style style:name="P5" style:family="paragraph" style:parent-style-name="Standard" style:list-style-name="">
      <style:paragraph-properties fo:margin-left="0in" fo:margin-right="0in" fo:text-align="center" style:justify-single-word="false" fo:text-indent="0in" style:auto-text-indent="false" style:text-autospace="none">
        <style:tab-stops>
          <style:tab-stop style:position="6.5in" style:type="right"/>
        </style:tab-stops>
      </style:paragraph-properties>
      <style:text-properties style:use-window-font-color="true" style:font-name="Liberation Sans"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7"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P8"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Liberation Sans" fo:font-size="11pt"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9" style:family="paragraph" style:parent-style-name="Standard" style:list-style-name="">
      <style:paragraph-properties fo:margin-left="0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ans"/>
    </style:style>
    <style:style style:name="T1" style:family="text">
      <style:text-properties style:use-window-font-color="true" style:font-name="Helvetica"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T2" style:family="text">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T3" style:family="text">
      <style:text-properties style:use-window-font-color="true" style:font-name="Helvetica"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T4" style:family="text">
      <style:text-properties style:use-window-font-color="true" style:font-name="Helvetica" fo:font-size="16pt" fo:font-weight="normal" style:font-name-asian="Helvetica" style:font-size-asian="16pt" style:font-weight-asian="normal" style:font-name-complex="Helvetica" style:font-size-complex="16pt" style:font-weight-complex="normal"/>
    </style:style>
    <style:style style:name="T5" style:family="text">
      <style:text-properties style:use-window-font-color="true" style:font-name="Helvetica" fo:font-size="16pt" fo:font-style="italic" fo:font-weight="bold" style:font-name-asian="Helvetica" style:font-size-asian="16pt" style:font-style-asian="italic" style:font-weight-asian="bold" style:font-name-complex="Helvetica" style:font-size-complex="16pt" style:font-style-complex="italic" style:font-weight-complex="bold"/>
    </style:style>
    <style:style style:name="T6" style:family="text">
      <style:text-properties style:use-window-font-color="true" style:font-name="Helvetica" fo:font-size="11pt"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T7" style:family="text">
      <style:text-properties style:use-window-font-color="true" style:font-name="Helvetica" fo:font-size="24pt" fo:font-style="normal" fo:font-weight="bold" style:font-name-asian="Helvetica" style:font-size-asian="24pt" style:font-style-asian="normal" style:font-weight-asian="bold" style:font-name-complex="Helvetica" style:font-size-complex="24pt" style:font-style-complex="normal" style:font-weight-complex="bold"/>
    </style:style>
    <style:style style:name="T8" style:family="text">
      <style:text-properties style:use-window-font-color="true" style:font-name="Helvetica" fo:font-size="18pt" fo:font-style="normal" fo:font-weight="bold" style:font-name-asian="Helvetica" style:font-size-asian="18pt" style:font-style-asian="normal" style:font-weight-asian="bold" style:font-name-complex="Helvetica" style:font-size-complex="18pt" style:font-style-complex="normal" style:font-weight-complex="bold"/>
    </style:style>
    <style:style style:name="T9" style:family="text">
      <style:text-properties style:use-window-font-color="true"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T10" style:family="text">
      <style:text-properties style:use-window-font-color="true"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ntastle Manual</text:p>
      <text:p text:style-name="P2">Version 5.0.0-dev5 - Last Updated January 24, 2010</text:p>
      <text:p text:style-name="P5"/>
      <text:p text:style-name="P3">Game Objective</text:p>
      <text:p text:style-name="P6">The overall goal of the game is to find and enter the finish for the particular maze being solved. Since you can make your own mazes, the exact way this is accomplished differs from maze to maze.</text:p>
      <text:p text:style-name="P8"/>
      <text:p text:style-name="P4">Menu Overview</text:p>
      <text:p text:style-name="P7">File</text:p>
      <text:p text:style-name="P9"><text:span text:style-name="T9">New</text:span><text:span text:style-name="T10">: Creates a new Maze. You can specify its dimensions. Rows and Columns cannot be less than 2 squares nor greater than 64 squares, and Floors and Levels not less than 1 nor greater than 8. A new Maze always starts with 1 Level - more can be added later.</text:span></text:p>
      <text:p text:style-name="P9"><text:span text:style-name="T9">Open</text:span><text:span text:style-name="T10">: Opens an existing Maze.</text:span></text:p>
      <text:p text:style-name="P9"><text:span text:style-name="T9">Close</text:span><text:span text:style-name="T10">: Closes the current Mode Window (Game or Editor, not the current Maze).</text:span></text:p>
      <text:p text:style-name="P9"><text:span text:style-name="T9">Save</text:span><text:span text:style-name="T10">: Saves the current Maze.</text:span></text:p>
      <text:p text:style-name="P9"><text:span text:style-name="T9">Save As</text:span><text:span text:style-name="T10">: Saves the current Maze with a new name.</text:span></text:p>
      <text:p text:style-name="P9"><text:span text:style-name="T9">Exit</text:span><text:span text:style-name="T10"> (non-Mac OS X platforms only): Quits the Program.</text:span></text:p>
      <text:p text:style-name="P7">Edit</text:p>
      <text:p text:style-name="P9"><text:span text:style-name="T9">Undo</text:span><text:span text:style-name="T10">: Undoes the most recent action. This command is available only in the Editor.</text:span></text:p>
      <text:p text:style-name="P9"><text:span text:style-name="T9">Redo</text:span><text:span text:style-name="T10">: Redoes the most recent action. This command is available only in the Editor.</text:span></text:p>
      <text:p text:style-name="P9"><text:span text:style-name="T9">Cut Level</text:span><text:span text:style-name="T10">: Copies the active Level to the internal clipboard, then removes the Level. Not available if the active Maze has only one Level in it. This command is available only in the Editor. Note that Levels cannot be cut, copied or pasted outside Fantastle, but Levels can be moved or copied from one Maze to another.</text:span></text:p>
      <text:p text:style-name="P9"><text:span text:style-name="T9">Copy Level</text:span><text:span text:style-name="T10">: Copies the active Level to the internal clipboard. This command is available only in the Editor. Note that Levels cannot be cut, copied or pasted outside Fantastle, but Levels can be moved or copied from one Maze to another.</text:span></text:p>
      <text:p text:style-name="P9"><text:span text:style-name="T9">Paste Level</text:span><text:span text:style-name="T10">: Pastes the clipboard contents into the active Level, overwriting whatever is there, and then redraws the Editor. This command is available only in the Editor. Note that Levels cannot be cut, copied or pasted outside Fantastle, but Levels can be moved or copied from one Maze to another.</text:span></text:p>
      <text:p text:style-name="P9"><text:span text:style-name="T9">Insert Level From Clipboard</text:span><text:span text:style-name="T10">: Pastes the clipboard contents into a new Level, appending it to the end of the Maze. This command is available only in the Editor. Note that Levels cannot be cut, copied or pasted outside Fantastle, but Levels can be moved or copied from one Maze to another.</text:span></text:p>
      <text:p text:style-name="P9"><text:span text:style-name="T9">Go To…</text:span><text:span text:style-name="T10">: Prompts for a location, then moves the Editor view to be centered on that location.</text:span></text:p>
      <text:p text:style-name="P9"><text:span text:style-name="T9">Preferences</text:span><text:span text:style-name="T10">: Allows configuration of various Game and Editor Settings.</text:span></text:p>
      <text:p text:style-name="P9"><text:span text:style-name="T9">Clear History</text:span><text:span text:style-name="T10">: Clears the Undo/Redo History. This command is available only in the Editor.</text:span></text:p>
      <text:p text:style-name="P9"><text:span text:style-name="T9">Up One Floor</text:span><text:span text:style-name="T10">, </text:span><text:span text:style-name="T9">Down One Floor</text:span><text:span text:style-name="T10">, </text:span><text:span text:style-name="T9">Up One Level</text:span><text:span text:style-name="T10">, </text:span><text:span text:style-name="T9">Down One Level, Add a Level..., Remove a Level...</text:span><text:span text:style-name="T10">: All these commands work only in the Editor, and are self-explanatory.</text:span></text:p>
      <text:p text:style-name="P9"><text:span text:style-name="T9">Resize Current Level</text:span><text:span text:style-name="T10">: Changes the size of the active level. This command is available only in the Editor.</text:span></text:p>
      <text:p text:style-name="P9"><text:span text:style-name="T9">Toggle Layer</text:span><text:span text:style-name="T10">: Switches between Ground Layer and Object Layer views. This command is available only in the Editor.</text:span></text:p>
      <text:p text:style-name="P9"><text:span text:style-name="T9">Maze Preferences...</text:span><text:span text:style-name="T10">: Opens the Maze Preferences dialog, where settings specific to the </text:span><text:soft-page-break/><text:span text:style-name="T10">current Maze can be set. This command is available only in the Editor.</text:span></text:p>
      <text:p text:style-name="P7">Play</text:p>
      <text:p text:style-name="P9"><text:span text:style-name="T9">Play</text:span><text:span text:style-name="T10">: Allows solving the current Maze.</text:span></text:p>
      <text:p text:style-name="P9"><text:span text:style-name="T9">Edit</text:span><text:span text:style-name="T10">: Allows modifying the current Maze. Note that invoking the Editor after opening a saved game will cause the saved state to be lost.</text:span></text:p>
      <text:p text:style-name="P7">Game</text:p>
      <text:p text:style-name="P9"><text:span text:style-name="T9">Show Equipment</text:span><text:span text:style-name="T10">: Shows everything you are wearing, along with the slot it occupies and its power. If nothing is equipped in a particular slot, this will be indicated. This command is only available while solving a Maze.</text:span></text:p>
      <text:p text:style-name="P9"><text:span text:style-name="T9">Show Inventory</text:span><text:span text:style-name="T10">: Shows all Items you are carrying. This command is only available while solving a Maze.</text:span></text:p>
      <text:p text:style-name="P9"><text:span text:style-name="T9">Use an Item...</text:span><text:span text:style-name="T10">: Allows using anything you’re carrying that can be explicitly used. This command is only available while solving a Maze.</text:span></text:p>
      <text:p text:style-name="P9"><text:span text:style-name="T9">Reset Current Level</text:span><text:span text:style-name="T10">: Resets the current Level of the Maze you’re solving to its unsolved state. This is handy if you get stuck. This command is only available while solving a Maze.</text:span></text:p>
      <text:p text:style-name="P9"><text:span text:style-name="T9">Show Current Score</text:span><text:span text:style-name="T10">: Displays how many Steps you’ve taken so far to solve this Maze. This command is only available while solving a Maze.</text:span></text:p>
      <text:p text:style-name="P9"><text:span text:style-name="T9">Show Score Table</text:span><text:span text:style-name="T10">: Displays the 10 best Scores for this Maze. If no Scores have been recorded yet, all the Names and Scores will have default values. This command is only available while solving a Maze.</text:span></text:p>
      <text:p text:style-name="P7">Debug</text:p>
      <text:p text:style-name="P9"><text:span text:style-name="T9">View Image Cache</text:span><text:span text:style-name="T10">:</text:span><text:span text:style-name="T9"> </text:span><text:span text:style-name="T10">Peek at the contents of the Image Cache.</text:span></text:p>
      <text:p text:style-name="P9"><text:span text:style-name="T9">View Monster Cache</text:span><text:span text:style-name="T10">:</text:span><text:span text:style-name="T9"> </text:span><text:span text:style-name="T10">Peek at the contents of the Monster Cache.</text:span></text:p>
      <text:p text:style-name="P9"><text:span text:style-name="T9">Reset Preferences</text:span><text:span text:style-name="T10">: Resets all game preferences to their defaults.</text:span></text:p>
      <text:p text:style-name="P7">Help</text:p>
      <text:p text:style-name="P9"><text:span text:style-name="T9">About Fantastle....</text:span><text:span text:style-name="T10">: Displays the Game’s About Box.</text:span></text:p>
      <text:p text:style-name="P9"><text:span text:style-name="T9">Fantastle Help</text:span><text:span text:style-name="T10">: Displays this manual.</text:span></text:p>
      <text:p text:style-name="P9"><text:span text:style-name="T9">Fantastle Object Help</text:span><text:span text:style-name="T10">: Displays a window listing all the Objects and a short description of what each one does.</text:span></text:p>
      <text:p text:style-name="P8"/>
      <text:p text:style-name="P4">Preferences Overview</text:p>
      <text:p text:style-name="P9"><text:span text:style-name="T10">The Preferences are divided into four tabs: </text:span><text:span text:style-name="T9">Editor</text:span><text:span text:style-name="T10">, </text:span><text:span text:style-name="T9">Sound, Music, </text:span><text:span text:style-name="T10">and </text:span><text:span text:style-name="T9">Misc</text:span><text:span text:style-name="T10">. </text:span><text:span text:style-name="T9">Editor</text:span><text:span text:style-name="T10"> and </text:span><text:span text:style-name="T9">Sound</text:span><text:span text:style-name="T10"> are for Editor-related and sound-related settings, respectively. The </text:span><text:span text:style-name="T9">Music </text:span><text:span text:style-name="T10">tab controls whether or not the background music plays in various parts of the game. The </text:span><text:span text:style-name="T9">Misc.</text:span><text:span text:style-name="T10"> tab has five settings: whether or not to check for updated versions when the Game is started, whether or not to check for updated beta versions at startup (if using a release version, this setting is hidden), whether or not to operate in One Move at a Time mode, whether or not to enable Mobile Mode (limits window size to 320 by 320 and uses half-size graphics), and how frequently the automatic update check should be performed (once per day is the default).</text:span></text:p>
      <text:p text:style-name="P8"/>
      <text:p text:style-name="P4">Controls in the Game</text:p>
      <text:p text:style-name="P7">Creating Your Character</text:p>
      <text:p text:style-name="P6">When you choose Play from the Game menu, you'll be presented with 5 dialogs, for selecting your Race, Caste, Faith, Gender, and Personality. Each of these attributes affects you in different ways. There are 1,000,000 possible combinations, so feel free to experiment.</text:p>
      <text:p text:style-name="P7"/>
      <text:p text:style-name="P7">Moving Around and Identifying Objects</text:p>
      <text:p text:style-name="P6">To move, use the arrow keys - Up, Down, Left, and Right. You can also use the Numeric <text:soft-page-break/>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6"/>
      <text:p text:style-name="P7">Shooting Arrows</text:p>
      <text:p text:style-name="P6">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text:p>
      <text:p text:style-name="P6"/>
      <text:p text:style-name="P7">Shooting Enchanted Arrows</text:p>
      <text:p text:style-name="P9"><text:span text:style-name="T10">First, activate the enchanted bow you wish to use by choosing </text:span><text:span text:style-name="T9">Use an Item...</text:span><text:span text:style-name="T10"> from the Game menu. The next arrow you shoot will come from the bow you just activated. After that, if you wish to shoot another enchanted arrow, you must activate the bow again. Enchanted bows only come with a limited arrow supply, unlike your regular bow.</text:span></text:p>
      <text:p text:style-name="P6"/>
      <text:p text:style-name="P7">Pushing and Pulling</text:p>
      <text:p text:style-name="P6">To push an Object, just move into it. It will also move, if it can. To pull an Object, hold Shift and move AWAY from it. It will follow you, if it can be pulled.</text:p>
      <text:p text:style-name="P6"/>
      <text:p text:style-name="P7">Seeing what you are carrying</text:p>
      <text:p text:style-name="P9"><text:span text:style-name="T10">To see what Items (if any) you have in your possession, choose </text:span><text:span text:style-name="T9">Show Inventory</text:span><text:span text:style-name="T10"> from the </text:span><text:span text:style-name="T9">Game</text:span><text:span text:style-name="T10"> menu. A dialog box will appear, listing everything you can carry and what quantity you have.</text:span></text:p>
      <text:p text:style-name="P6"/>
      <text:p text:style-name="P7">Using Items you are carrying</text:p>
      <text:p text:style-name="P9"><text:span text:style-name="T10">To use something you’re carrying that can be explicitly used (such as a Wand), choose </text:span><text:span text:style-name="T9">Use an Item...</text:span><text:span text:style-name="T10"> from the </text:span><text:span text:style-name="T9">Game </text:span><text:span text:style-name="T10">Menu. This will bring up a dialog listing what usable Items you have, as well as their quantities and uses - choose which one to use and click the </text:span><text:span text:style-name="T9">OK</text:span><text:span text:style-name="T10"> button. Unless you used an enchanted bow, a prompt will appear in the Message Area at the bottom: “</text:span><text:span text:style-name="T9">Click to set target</text:span><text:span text:style-name="T10">”. Click the square in the Maze where you wish the Item’s effect to occur, and it will be activated. If you realize you didn’t want to use something after all, press </text:span><text:span text:style-name="T9">Escape</text:span><text:span text:style-name="T10">, and the action will be cancelled. If you try to use an Item but fail (for example, because the requirements for the target square were not met), a message will appear in the Message Area indicating what went wrong.</text:span></text:p>
      <text:p text:style-name="P6"/>
      <text:p text:style-name="P6">Not all Items can be explicitly used in this way. Items that show up in the Inventory Dialog but not in the Use Dialog are used automatically when needed.</text:p>
      <text:p text:style-name="P6"/>
      <text:p text:style-name="P7">Getting Help</text:p>
      <text:p text:style-name="P9"><text:span text:style-name="T10">To find out what all the Objects do, choose </text:span><text:span text:style-name="T9">Fantastle Help</text:span><text:span text:style-name="T10"> from the </text:span><text:span text:style-name="T9">Help</text:span><text:span text:style-name="T10"> menu. This will bring up a window that you can leave open while playing the game, listing each object and a short description of how it works.</text:span></text:p>
      <text:p text:style-name="P6"/>
      <text:p text:style-name="P4"><text:soft-page-break/>Controls in the Editor</text:p>
      <text:p text:style-name="P7">Moving Around and Identifying Objects</text:p>
      <text:p text:style-name="P9"><text:span text:style-name="T10">To move the view around, drag the scroll bars on the left. To see more Objects to place, drag the scroll bars on the right. To change Floors and/or Levels, use the </text:span><text:span text:style-name="T9">Up One Floor</text:span><text:span text:style-name="T10">, </text:span><text:span text:style-name="T9">Up One Level</text:span><text:span text:style-name="T10">, </text:span><text:span text:style-name="T9">Down One Floor</text:span><text:span text:style-name="T10">, and </text:span><text:span text:style-name="T9">Down One Level</text:span><text:span text:style-name="T10"> items in the </text:span><text:span text:style-name="T9">Edit</text:span><text:span text:style-name="T10"> menu.</text:span></text:p>
      <text:p text:style-name="P6">Shift+Click an object in the maze to identify it. Its name, along with any additional properties it has and the values of those properties, will be displayed in the message area.</text:p>
      <text:p text:style-name="P6"/>
      <text:p text:style-name="P7">Placing Objects</text:p>
      <text:p text:style-name="P9"><text:span text:style-name="T10">To place an object, first select one in the right pane. Then, click the location in the maze where you want the object to go. If you need to change layers in order to place objects, this can be done via the </text:span><text:span text:style-name="T9">Toggle Layer</text:span><text:span text:style-name="T10"> option in the Edit menu.</text:span></text:p>
      <text:p text:style-name="P6"/>
      <text:p text:style-name="P7">Modifying The Maze Dimensions</text:p>
      <text:p text:style-name="P9"><text:span text:style-name="T10">Mazes can gain or lose Levels as they are edited. To add a new Level to a Maze, choose </text:span><text:span text:style-name="T9">Add a Level...</text:span><text:span text:style-name="T10"> from the </text:span><text:span text:style-name="T9">Edit</text:span><text:span text:style-name="T10"> menu. You will be prompted for the dimensions of the new Level. Likewise, removing levels can be accomplished via the </text:span><text:span text:style-name="T9">Remove a Level...</text:span><text:span text:style-name="T10"> item in the Edit menu. You’ll be prompted for the Level number to remove. Note that if you remove the current Level, you’ll be sent to Level 1. You cannot give a Maze more than 8 Levels.</text:span></text:p>
      <text:p text:style-name="P6"/>
      <text:p text:style-name="P7">Setting Object Properties</text:p>
      <text:p text:style-name="P9"><text:span text:style-name="T10">To set the properties of an Object, if it has any, hold the Option (or Alt) key and click the Object in the Maze Pane on the left. If it has properties you can set, a dialog or a message will appear. If it has no properties, the message “</text:span><text:span text:style-name="T9">This object has no properties</text:span><text:span text:style-name="T10">” will appear in the Message Area. Most Teleports will generate a message that says “</text:span><text:span text:style-name="T9">Click to set destination</text:span><text:span text:style-name="T10">”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text:span text:style-name="T9">Escape</text:span><text:span text:style-name="T10"> will cancel setting properties.</text:span></text:p>
      <text:p text:style-name="P6"/>
      <text:p text:style-name="P7">The meanings of terms used in the Editor</text:p>
      <text:p text:style-name="P6">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text:p>
      <text:p text:style-name="P6"/>
      <text:p text:style-name="P4">Controls in Battle</text:p>
      <text:p text:style-name="P7">Fighting Monsters</text:p>
      <text:p text:style-name="P9"><text:span text:style-name="T10">To attack the enemy, either click the </text:span><text:span text:style-name="T9">Attack</text:span><text:span text:style-name="T10"> button, or press A on the keyboard. If you wish to attempt to flee, instead of attacking, click the </text:span><text:span text:style-name="T9">Flee</text:span><text:span text:style-name="T10"> button, or press F on the keyboard. Note that if your flee attempt fails, you’ll automatically attack instead.</text:span></text:p>
      <text:p text:style-name="P6"/>
      <text:p text:style-name="P7">Special Actions</text:p>
      <text:p text:style-name="P6">Sometimes, when you attack (and also when the enemy attacks you), different things may occur. One of these is fumbling - if this occurs a random amount of damage will be dealt to the fumbler, based on the power of the weapon held. Attacks can hit with varying amounts of force, from pathetic to brutal. Attacks will sometimes pierce the armor of the defender too... so beware. Additionally, it is now possible for you (and the enemy) to act multiple times in the <text:soft-page-break/>same round… but only for regular attacks, not any other actions.</text:p>
      <text:p text:style-name="P6"/>
      <text:p text:style-name="P7">Casting Spells</text:p>
      <text:p text:style-name="P9"><text:span text:style-name="T10">To cast a spell, assuming you have learned at least one, click the </text:span><text:span text:style-name="T9">Cast Spell</text:span><text:span text:style-name="T10"> button, or press C on the keyboard. The spell selection screen will appear. Select the spell you wish to cast, and click OK (or simply press Return on the keyboard). If you don’t know any spells, or don’t have enough MP to cast the spell you’re trying to cast, a message will be displayed indicating this.</text:span></text:p>
      <text:p text:style-name="P6"/>
      <text:p text:style-name="P7">Stealing Money</text:p>
      <text:p text:style-name="P9"><text:span text:style-name="T10">To attempt to steal from the enemy, click the </text:span><text:span text:style-name="T9">Steal Money</text:span><text:span text:style-name="T10"> button, or press S on the keyboard. If the attempt succeeds, you'll be told how much money you stole. Beware, though - regardless of whether the steal attempt succeeds or fails, the enemy gets a free chance to hit you.</text:span></text:p>
      <text:p text:style-name="P6"/>
      <text:p text:style-name="P7">Using Items</text:p>
      <text:p text:style-name="P9"><text:span text:style-name="T10">To use an item, click the </text:span><text:span text:style-name="T9">Use an Item</text:span><text:span text:style-name="T10"> button, or press I on the keyboard. Items do various things when used in battle, from healing you to damaging or incapacitating the enemy.</text:span></text:p>
      <text:p text:style-name="P6"/>
      <text:p text:style-name="P7">Draining the Enemy</text:p>
      <text:p text:style-name="P9"><text:span text:style-name="T10">To attempt to drain the enemy's MP, click the </text:span><text:span text:style-name="T9">Drain Enemy</text:span><text:span text:style-name="T10"> button, or press D on the keyboard. If the attempt succeeds, the enemy loses some MP, and you gain that lost MP. Beware, though - regardless of whether the drain attempt succeeds or fails, the enemy gets a free chance to hit you.</text:span></text:p>
      <text:p text:style-name="P6"/>
      <text:p text:style-name="P7">Victory! / Defeat!</text:p>
      <text:p text:style-name="P6">The battle ends when either you or the enemy has run out of HP. If you win, and do not lose any HP, you get a perfect fight bonus in the form of extra gold. If you lose, and fail to hurt the enemy, you get a different message compared to losing normally. If both you and the enemy run out of HP at the same time, the battle is declared a draw, and you get fully healed. If you gain enough XP to level up, a message will be displayed indicating this.</text:p>
      <text:p text:style-name="P6"/>
      <text:p text:style-name="P4">Controls while Shopping</text:p>
      <text:p text:style-name="P7">Buying Stuff</text:p>
      <text:p text:style-name="P6">First select what you wish to buy, and then confirm that you want to buy it when the shopkeeper tells you how much Gold the item or service costs. If you lack the Gold to purchase whatever it was you tried to buy, you’ll get a message indicating this. The Weapons and Armor shops give some additional options for selecting exactly what you wish to buy (and, for one-handed weapons, where to equip the purchased item), before presenting a list of items to look through.</text:p>
      <text:p text:style-name="P6"/>
      <text:p text:style-name="P7">Using the Bank</text:p>
      <text:p text:style-name="P9"><text:span text:style-name="T10">The Bank, unlike other shops, stores money for later retrieval. It will tell you how much Gold you are carrying, as well as how much you currently have sto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0T13:52:31</meta:creation-date>
    <dc:date>2012-06-20T13:53:24</dc:date>
    <meta:editing-duration>P0D</meta:editing-duration>
    <meta:editing-cycles>1</meta:editing-cycles>
    <meta:document-statistic meta:table-count="0" meta:image-count="0" meta:object-count="0" meta:page-count="5" meta:paragraph-count="96" meta:word-count="2504" meta:character-count="13918" meta:non-whitespace-character-count="11510"/>
    <meta:generator>LibreOffice/3.5$MacOSX_x86 LibreOffice_project/165a79a-7059095-e13bb37-fef39a4-9503d18</meta:generator>
  </office:meta>
</office:document-meta>
</file>